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20.003cm" fo:break-before="auto" fo:break-after="auto" table:align="margins"/>
    </style:style>
    <style:style style:name="Tabelle1.A" style:family="table-column">
      <style:table-column-properties style:column-width="10.712cm" style:rel-column-width="6073*"/>
    </style:style>
    <style:style style:name="Tabelle1.B" style:family="table-column">
      <style:table-column-properties style:column-width="3.493cm" style:rel-column-width="1980*"/>
    </style:style>
    <style:style style:name="Tabelle1.C" style:family="table-column">
      <style:table-column-properties style:column-width="5.798cm" style:rel-column-width="3287*"/>
    </style:style>
    <style:style style:name="Tabelle1.1" style:family="table-row">
      <style:table-row-properties style:min-row-height="0.496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fo:padding="0.049cm" fo:border="0.5pt solid #000000"/>
    </style:style>
    <style:style style:name="Tabelle1.2" style:family="table-row">
      <style:table-row-properties style:min-row-height="0.519cm"/>
    </style:style>
    <style:style style:name="Tabelle1.B2" style:family="table-cell">
      <style:table-cell-properties fo:padding="0.049cm" fo:border-left="0.5pt solid #000000" fo:border-right="none" fo:border-top="none" fo:border-bottom="0.5pt solid #000000"/>
    </style:style>
    <style:style style:name="Tabelle1.C2" style:family="table-cell">
      <style:table-cell-properties fo:padding="0.049cm" fo:border-left="0.5pt solid #000000" fo:border-right="0.5pt solid #000000" fo:border-top="none" fo:border-bottom="0.5pt solid #000000"/>
    </style:style>
    <style:style style:name="Tabelle1.6" style:family="table-row">
      <style:table-row-properties style:min-row-height="0.79cm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fo:font-size="11pt" officeooo:paragraph-rsid="001003d8" style:font-size-asian="11pt" style:font-size-complex="11pt"/>
    </style:style>
    <style:style style:name="P3" style:family="paragraph" style:parent-style-name="Standard">
      <style:text-properties fo:font-size="11pt" officeooo:rsid="0006f889" officeooo:paragraph-rsid="0018a91c" style:font-size-asian="11pt" style:font-size-complex="11pt"/>
    </style:style>
    <style:style style:name="P4" style:family="paragraph" style:parent-style-name="Standard">
      <style:text-properties fo:font-size="11pt" officeooo:rsid="0006f889" officeooo:paragraph-rsid="001b562d" style:font-size-asian="11pt" style:font-size-complex="11pt"/>
    </style:style>
    <style:style style:name="P5" style:family="paragraph" style:parent-style-name="Standard">
      <style:text-properties fo:font-size="11pt" officeooo:rsid="0006f889" officeooo:paragraph-rsid="00305807" style:font-size-asian="11pt" style:font-size-complex="11pt"/>
    </style:style>
    <style:style style:name="P6" style:family="paragraph" style:parent-style-name="Standard">
      <style:text-properties fo:font-size="11pt" officeooo:rsid="0094a8b4" style:font-size-asian="11pt" style:font-size-complex="11pt"/>
    </style:style>
    <style:style style:name="P7" style:family="paragraph" style:parent-style-name="Standard">
      <style:text-properties fo:font-size="11pt" officeooo:rsid="000b45c7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003d8" officeooo:paragraph-rsid="001003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248f81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25b963" officeooo:paragraph-rsid="002c08f2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normal" officeooo:rsid="0025b963" officeooo:paragraph-rsid="0025b963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6pt" officeooo:paragraph-rsid="004a76be" style:font-size-asian="6pt" style:font-size-complex="6pt"/>
    </style:style>
    <style:style style:name="P14" style:family="paragraph" style:parent-style-name="Standard">
      <style:text-properties fo:font-size="6pt" fo:font-weight="normal" officeooo:rsid="0025b963" officeooo:paragraph-rsid="004a76be" style:font-size-asian="6pt" style:font-weight-asian="normal" style:font-size-complex="6pt" style:font-weight-complex="normal"/>
    </style:style>
    <style:style style:name="P15" style:family="paragraph" style:parent-style-name="Standard">
      <style:paragraph-properties fo:break-before="page"/>
      <style:text-properties fo:font-size="11pt" officeooo:rsid="0006f889" officeooo:paragraph-rsid="00305807" style:font-size-asian="11pt" style:font-size-complex="11pt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text-properties fo:font-size="11pt" fo:font-weight="normal" officeooo:rsid="0025b963" officeooo:paragraph-rsid="004a76be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fo:font-size="11pt" fo:font-weight="normal" officeooo:rsid="0037453f" officeooo:paragraph-rsid="004a76be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'doc in get_doc()'&gt;">FOR EACH DOC</text:text-input></text:p>
      <text:p text:style-name="P6"><text:text-input text:description="&lt;for each=&quot;o in doc.pickings&quot;&gt;">FOR EACH O</text:text-input></text:p>
      <text:p text:style-name="P1"><text:placeholder text:placeholder-type="text">&lt;setLang(o.partner_id.lang or 'de_DE')&gt;</text:placeholder></text:p>
      <text:p text:style-name="P7"><text:text-input text:description="&lt;for each=&quot;m in get_move(doc,o)&quot;&gt;">FOR EACH M</text:text-input></text:p>
      <text:p text:style-name="P1"><text:text-input text:description="&lt;for each=&quot;p in m.packages&quot;&gt;">FOR EACH P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rows-spanned="7" office:value-type="string">
            <text:p text:style-name="P10"><text:text-input text:description="&lt;m.address_name&gt;">ADDRESS1</text:text-input></text:p>
            <text:p text:style-name="P1"><text:text-input text:description="&lt;m.address_id and m.address_id.mail_address or ''&gt;">MAIL_ADDRESS</text:text-input></text:p>
            <text:p text:style-name="P1"/>
            <text:p text:style-name="P11"><text:text-input text:description="&lt;m.address2_name&gt;">ADDRESS2</text:text-input></text:p>
            <text:p text:style-name="P12"><text:text-input text:description="&lt;m.address2_id and m.address2_id.mail_address or ''&gt;">MAIL_ADDRESS2</text:text-input></text:p>
            <text:p text:style-name="P13"><text:text-input text:description="&lt;if test=&quot;p.description&quot;&gt;">IF DESCRIPTION</text:text-input></text:p>
            <text:p text:style-name="P13"/>
            <text:p text:style-name="P13"><text:text-input text:description="&lt;p.description&gt;">DESCRIPTION</text:text-input></text:p>
            <text:p text:style-name="P14"><text:text-input text:description="&lt;/if&gt;">END IF</text:text-input></text:p>
          </table:table-cell>
          <table:table-cell table:style-name="Tabelle1.B1" table:number-columns-spanned="2" office:value-type="string">
            <text:p text:style-name="P8"><text:text-input text:description="&lt;get_type(o)&gt;">TYPE</text:text-input>: <text:text-input text:description="&lt;o.name or ''&gt;">PICKING</text:text-input></text:p>
            <text:p text:style-name="P8"><draw:frame draw:style-name="fr1" draw:name="image: barcode(m.code,code_type='code128', width='9cm', height='1cm')" text:anchor-type="paragraph" svg:x="0.03cm" svg:y="0.18cm" draw:z-index="2"><draw:text-box fo:min-height="1cm" fo:min-width="8.999cm"><text:p text:style-name="P16"/></draw:text-box></draw:frame></text:p>
          </table:table-cell>
          <table:covered-table-cell/>
        </table:table-row>
        <table:table-row table:style-name="Tabelle1.2">
          <table:covered-table-cell/>
          <table:table-cell table:style-name="Tabelle1.B2" office:value-type="string">
            <text:p text:style-name="P8">Auftrag:</text:p>
          </table:table-cell>
          <table:table-cell table:style-name="Tabelle1.C2" office:value-type="string">
            <text:p text:style-name="P2"><text:text-input text:description="&lt;p.origin&gt;">ORIGIN</text:text-input></text:p>
          </table:table-cell>
        </table:table-row>
        <table:table-row>
          <table:covered-table-cell/>
          <table:table-cell table:style-name="Tabelle1.B2" office:value-type="string">
            <text:p text:style-name="P8">Termin:</text:p>
          </table:table-cell>
          <table:table-cell table:style-name="Tabelle1.C2" office:value-type="string">
            <text:p text:style-name="P2"><text:text-input text:description="&lt;formatLang(o.min_date,date=True)&gt;">EXPECTED_TIME</text:text-input></text:p>
          </table:table-cell>
        </table:table-row>
        <table:table-row>
          <table:covered-table-cell/>
          <table:table-cell table:style-name="Tabelle1.B2" office:value-type="string">
            <text:p text:style-name="P8">Gewicht:</text:p>
          </table:table-cell>
          <table:table-cell table:style-name="Tabelle1.C2" office:value-type="string">
            <text:p text:style-name="P2"><text:text-input text:description="&lt;m.weight&gt;">WEIGHT</text:text-input></text:p>
          </table:table-cell>
        </table:table-row>
        <table:table-row>
          <table:covered-table-cell/>
          <table:table-cell table:style-name="Tabelle1.B2" office:value-type="string">
            <text:p text:style-name="P9">Frachtführer:</text:p>
          </table:table-cell>
          <table:table-cell table:style-name="Tabelle1.C2" office:value-type="string">
            <text:p text:style-name="P2"><text:text-input text:description="&lt;o.carrier_id and o.carrier_id.name or ''&gt;">CARRIER</text:text-input></text:p>
          </table:table-cell>
        </table:table-row>
        <table:table-row table:style-name="Tabelle1.6">
          <table:covered-table-cell/>
          <table:table-cell table:style-name="Tabelle1.C2" table:number-columns-spanned="2" office:value-type="string">
            <text:p text:style-name="P17"><text:text-input text:description="&lt;if test='p.ean'&gt;">IF EAN</text:text-input></text:p>
            <text:p text:style-name="P17"><draw:frame draw:style-name="fr2" draw:name="image: barcode(p.ean,width='9cm',height='1cm')" text:anchor-type="paragraph" svg:x="0.09cm" svg:y="0.101cm" svg:width="8.999cm" draw:z-index="0"><draw:text-box fo:min-height="1cm"><text:p text:style-name="Frame_20_contents"/></draw:text-box></draw:frame></text:p>
            <text:p text:style-name="P17"><text:text-input text:description="&lt;/if&gt;">END IF</text:text-input></text:p>
            <text:p text:style-name="P18"><text:text-input text:description="&lt;if test='p.code'&gt;">IF CODE</text:text-input></text:p>
            <text:p text:style-name="P18"><draw:frame draw:style-name="fr3" draw:name="image: barcode(p.code,code_type='code128',width='9cm',height='1cm')" text:anchor-type="paragraph" svg:x="0.09cm" svg:y="0.191cm" svg:width="8.999cm" draw:z-index="1"><draw:text-box fo:min-height="1cm"><text:p text:style-name="Frame_20_contents"/></draw:text-box></draw:frame></text:p>
            <text:p text:style-name="P18"><text:text-input text:description="&lt;/if&gt;">END IF</text:text-input></text:p>
          </table:table-cell>
          <table:covered-table-cell/>
        </table:table-row>
        <table:table-row>
          <table:covered-table-cell/>
          <table:table-cell table:style-name="Tabelle1.A1" table:number-columns-spanned="2" office:value-type="string">
            <text:p text:style-name="Text_20_body"/>
          </table:table-cell>
          <table:covered-table-cell/>
        </table:table-row>
      </table:table>
      <text:p text:style-name="P5"><text:text-input text:description="&lt;if test=&quot;p.newpage&quot;&gt;">IF NEWPAGE</text:text-input></text:p>
      <text:p text:style-name="P5"/>
      <text:p text:style-name="P15"/>
      <text:p text:style-name="P5"><text:text-input text:description="&lt;/if&gt;">END IF</text:text-input></text:p>
      <text:p text:style-name="P3"><text:text-input text:description="&lt;/for&gt;">END FOR</text:text-input></text:p>
      <text:p text:style-name="P4"><text:text-input text:description="&lt;/for&gt;">END FOR</text:text-input></text:p>
      <text:p text:style-name="P4"><text:text-input text:description="&lt;/for&gt;">END FOR</text:text-input></text:p>
      <text:p text:style-name="P4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40:46.694736816</meta:creation-date>
    <dc:date>2015-10-21T17:08:13.302539704</dc:date>
    <meta:editing-duration>PT3H55M48S</meta:editing-duration>
    <meta:editing-cycles>67</meta:editing-cycles>
    <meta:generator>LibreOffice/4.2.8.2$Linux_X86_64 LibreOffice_project/420m0$Build-2</meta:generator>
    <meta:print-date>2015-10-19T22:59:28.648308944</meta:print-date>
    <meta:document-statistic meta:table-count="1" meta:image-count="0" meta:object-count="0" meta:page-count="2" meta:paragraph-count="31" meta:word-count="109" meta:character-count="357" meta:non-whitespace-character-count="334"/>
  </office:meta>
</office:document-meta>
</file>